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4cm" svg:height="4cm" svg:x="3.771cm" svg:y="4.491cm">
          <text:p text:style-name="P1"><text:span text:style-name="T1">Já tem</text:span></text:p>
          <text:p text:style-name="P1"><text:span text:style-name="T1">uma cópia do</text:span></text:p>
          <text:p text:style-name="P1"><text:span text:style-name="T1">repositór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3cm" svg:height="1.5cm" svg:x="4.271cm" svg:y="9.491cm">
          <text:p text:style-name="P1"><text:span text:style-name="T1">Clonar</text:span></text:p>
          <text:p text:style-name="P1"><text:span text:style-name="T1">repositór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cm" svg:height="2cm" svg:x="4.271cm" svg:y="1.491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771cm" svg:y1="3.491cm" svg:x2="5.771cm" svg:y2="4.491cm" draw:start-shape="id1" draw:start-glue-point="8" draw:end-shape="id2" draw:end-glue-point="4" svg:d="m5771 3491v1000">
          <text:p/>
        </draw:connector>
        <draw:connector draw:style-name="gr3" draw:text-style-name="P1" draw:layer="layout" draw:type="line" svg:x1="5.771cm" svg:y1="8.491cm" svg:x2="5.771cm" svg:y2="9.491cm" draw:start-shape="id2" draw:start-glue-point="6" draw:end-shape="id3" svg:d="m5771 8491v1000">
          <text:p/>
        </draw:connector>
        <draw:connector draw:style-name="gr3" draw:text-style-name="P1" draw:layer="layout" draw:type="line" svg:x1="5.771cm" svg:y1="10.991cm" svg:x2="5.771cm" svg:y2="11.991cm" draw:start-shape="id3" draw:start-glue-point="2" svg:d="m5771 10991v1000">
          <text:p/>
        </draw:connector>
        <draw:connector draw:style-name="gr3" draw:text-style-name="P1" draw:layer="layout" draw:line-skew="-0.499cm" svg:x1="3.771cm" svg:y1="6.491cm" svg:x2="3.77cm" svg:y2="13.991cm" draw:start-shape="id2" draw:start-glue-point="5" draw:end-shape="id4" draw:end-glue-point="5" svg:d="m3771 6491h-1001v7500h1000">
          <text:p/>
        </draw:connector>
        <draw:custom-shape draw:style-name="gr4" draw:text-style-name="P2" draw:id="id8" draw:layer="layout" svg:width="3.5cm" svg:height="2cm" svg:x="22.47cm" svg:y="17.491cm">
          <text:p text:style-name="P1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807cm" svg:height="0.725cm" svg:x="5.099cm" svg:y="8.273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3.271cm" svg:y="5.666cm">
          <draw:text-box>
            <text:p><text:span text:style-name="T1">S</text:span></text:p>
          </draw:text-box>
        </draw:frame>
        <draw:custom-shape draw:style-name="gr1" draw:text-style-name="P2" draw:id="id4" draw:layer="layout" svg:width="4cm" svg:height="4cm" svg:x="3.77cm" svg:y="11.991cm">
          <text:p text:style-name="P1"><text:span text:style-name="T1">Já tem</text:span></text:p>
          <text:p text:style-name="P1"><text:span text:style-name="T1">um branch de</text:span></text:p>
          <text:p text:style-name="P1"><text:span text:style-name="T1">trabalh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2" draw:layer="layout" svg:width="3cm" svg:height="1.5cm" svg:x="12.77cm" svg:y="6.491cm">
          <text:p text:style-name="P1"><text:span text:style-name="T1">Criar branch</text:span></text:p>
          <text:p text:style-name="P1"><text:span text:style-name="T1">para a tarefa</text:span></text:p>
          <text:p text:style-name="P1"><text:span text:style-name="T1">ou usuá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.5cm" svg:x="12.77cm" svg:y="8.991cm">
          <text:p text:style-name="P1"><text:span text:style-name="T1">Trabalhar no</text:span></text:p>
          <text:p text:style-name="P1"><text:span text:style-name="T1">branch loc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3cm" svg:height="1.5cm" svg:x="12.77cm" svg:y="11.491cm">
          <text:p text:style-name="P1"><text:span text:style-name="T1">Fazer com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4cm" svg:x="22.27cm" svg:y="4.491cm">
          <text:p text:style-name="P1"><text:span text:style-name="T1">Terminou a</text:span></text:p>
          <text:p text:style-name="P1"><text:span text:style-name="T1">taref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3cm" svg:height="1.5cm" svg:x="20.268cm" svg:y="9.491cm">
          <text:p text:style-name="P1"><text:span text:style-name="T1">Fazer merge</text:span></text:p>
          <text:p text:style-name="P1"><text:span text:style-name="T1">com o branch</text:span></text:p>
          <text:p text:style-name="P1"><text:span text:style-name="T1">dev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27cm" svg:y1="6.491cm" svg:x2="21.768cm" svg:y2="9.491cm" draw:start-shape="id5" draw:start-glue-point="5" draw:end-shape="id6" draw:end-glue-point="0" svg:d="m22270 6491h-502v3000">
          <text:p/>
        </draw:connector>
        <draw:custom-shape draw:style-name="gr1" draw:text-style-name="P2" draw:id="id9" draw:layer="layout" svg:width="3cm" svg:height="1.5cm" svg:x="12.77cm" svg:y="13.991cm">
          <text:p text:style-name="P1"><text:span text:style-name="T1">Atualizar</text:span></text:p>
          <text:p text:style-name="P1"><text:span text:style-name="T1">branch remo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cm" svg:height="1.5cm" svg:x="20.268cm" svg:y="11.991cm">
          <text:p text:style-name="P1"><text:span text:style-name="T1">Atualizar</text:span></text:p>
          <text:p text:style-name="P1"><text:span text:style-name="T1">devel remot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1.768cm" svg:y1="10.991cm" svg:x2="21.768cm" svg:y2="11.991cm" draw:start-shape="id6" draw:start-glue-point="2" draw:end-shape="id7" draw:end-glue-point="0" svg:d="m21768 10991v1000">
          <text:p/>
        </draw:connector>
        <draw:connector draw:style-name="gr3" draw:text-style-name="P1" draw:layer="layout" svg:x1="21.768cm" svg:y1="13.491cm" svg:x2="22.47cm" svg:y2="18.491cm" draw:start-shape="id7" draw:start-glue-point="2" draw:end-shape="id8" draw:end-glue-point="6" svg:d="m21768 13491v5000h702">
          <text:p/>
        </draw:connector>
        <draw:connector draw:style-name="gr3" draw:text-style-name="P1" draw:layer="layout" svg:x1="26.27cm" svg:y1="6.491cm" svg:x2="25.97cm" svg:y2="18.491cm" draw:start-shape="id5" draw:start-glue-point="7" draw:end-shape="id8" draw:end-glue-point="10" svg:d="m26270 6491h502v12000h-802">
          <text:p/>
        </draw:connector>
        <draw:connector draw:style-name="gr3" draw:text-style-name="P1" draw:layer="layout" draw:line-skew="0cm -0.75cm -0.499cm" svg:x1="14.27cm" svg:y1="15.491cm" svg:x2="24.27cm" svg:y2="4.491cm" draw:start-shape="id9" draw:start-glue-point="2" draw:end-shape="id5" draw:end-glue-point="4" svg:d="m14270 15491v501h4000v-12501h6000v1000">
          <text:p/>
        </draw:connector>
        <draw:connector draw:style-name="gr3" draw:text-style-name="P1" draw:layer="layout" draw:type="line" svg:x1="14.27cm" svg:y1="10.491cm" svg:x2="14.27cm" svg:y2="11.491cm" draw:start-shape="id10" draw:start-glue-point="2" draw:end-shape="id11" draw:end-glue-point="0" svg:d="m14270 10491v1000">
          <text:p/>
        </draw:connector>
        <draw:connector draw:style-name="gr3" draw:text-style-name="P1" draw:layer="layout" draw:type="line" svg:x1="14.27cm" svg:y1="12.991cm" svg:x2="14.27cm" svg:y2="13.991cm" draw:start-shape="id11" draw:start-glue-point="2" draw:end-shape="id9" draw:end-glue-point="0" svg:d="m14270 12991v1000">
          <text:p/>
        </draw:connector>
        <draw:frame draw:style-name="gr6" draw:text-style-name="P3" draw:layer="layout" svg:width="0.807cm" svg:height="0.725cm" svg:x="7.27cm" svg:y="12.766cm">
          <draw:text-box>
            <text:p><text:span text:style-name="T1">N</text:span></text:p>
          </draw:text-box>
        </draw:frame>
        <draw:connector draw:style-name="gr3" draw:text-style-name="P1" draw:layer="layout" draw:line-skew="-1.001cm -0.499cm" svg:x1="7.77cm" svg:y1="13.991cm" svg:x2="14.27cm" svg:y2="6.491cm" draw:start-shape="id4" draw:start-glue-point="7" draw:end-shape="id12" draw:end-glue-point="0" svg:d="m7770 13991h1500v-8500h5000v1000">
          <text:p/>
        </draw:connector>
        <draw:connector draw:style-name="gr3" draw:text-style-name="P1" draw:layer="layout" draw:line-skew="0cm 1.499cm" svg:x1="5.77cm" svg:y1="15.991cm" svg:x2="12.77cm" svg:y2="9.741cm" draw:start-shape="id4" draw:start-glue-point="6" draw:end-shape="id10" draw:end-glue-point="3" svg:d="m5770 15991v502h6000v-6752h1000">
          <text:p/>
        </draw:connector>
        <draw:connector draw:style-name="gr3" draw:text-style-name="P1" draw:layer="layout" draw:type="line" svg:x1="14.27cm" svg:y1="7.991cm" svg:x2="14.27cm" svg:y2="8.991cm" draw:start-shape="id12" draw:start-glue-point="2" draw:end-shape="id10" draw:end-glue-point="0" svg:d="m14270 7991v1000">
          <text:p/>
        </draw:connector>
        <draw:frame draw:style-name="gr6" draw:text-style-name="P3" draw:layer="layout" svg:width="0.786cm" svg:height="0.725cm" svg:x="5.984cm" svg:y="15.766cm">
          <draw:text-box>
            <text:p><text:span text:style-name="T1">S</text:span></text:p>
          </draw:text-box>
        </draw:frame>
        <draw:frame draw:style-name="gr6" draw:text-style-name="P3" draw:layer="layout" svg:width="0.807cm" svg:height="0.725cm" svg:x="26.27cm" svg:y="5.491cm">
          <draw:text-box>
            <text:p><text:span text:style-name="T1">N</text:span></text:p>
          </draw:text-box>
        </draw:frame>
        <draw:frame draw:style-name="gr6" draw:text-style-name="P3" draw:layer="layout" svg:width="0.786cm" svg:height="0.725cm" svg:x="21.27cm" svg:y="5.491cm">
          <draw:text-box>
            <text:p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27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labos Blebe</meta:initial-creator>
    <meta:creation-date>2010-08-19T02:58:59</meta:creation-date>
    <dc:date>2010-08-25T14:07:59</dc:date>
    <dc:creator>Wesley Dal'Col</dc:creator>
    <meta:editing-duration>PT06H33M16S</meta:editing-duration>
    <meta:editing-cycles>4</meta:editing-cycles>
    <meta:generator>OpenOffice.org/3.2$Linux OpenOffice.org_project/320m12$Build-9483</meta:generator>
    <meta:document-statistic meta:object-count="32"/>
  </office:meta>
</office:document-meta>
</file>